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/>
    <style:font-face style:name="BetecknaLowerCase1" svg:font-family="BetecknaLowerCase" style:font-pitch="variable"/>
    <style:font-face style:name="BetecknaLowerCase" svg:font-family="BetecknaLowerCase" style:font-adornments="Standard" style:font-pitch="variable"/>
    <style:font-face style:name="Liberation Serif1" svg:font-family="'Liberation Serif'" style:font-pitch="variable"/>
    <style:font-face style:name="Tuffy" svg:font-family="Tuffy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BetecknaLowerCase1" officeooo:rsid="001290e9" officeooo:paragraph-rsid="001290e9"/>
    </style:style>
    <style:style style:name="P2" style:family="paragraph" style:parent-style-name="Standard">
      <style:text-properties style:font-name="BetecknaLowerCase1" officeooo:rsid="001290e9" officeooo:paragraph-rsid="0037ec76"/>
    </style:style>
    <style:style style:name="P3" style:family="paragraph" style:parent-style-name="Standard">
      <style:paragraph-properties>
        <style:tab-stops>
          <style:tab-stop style:position="5.001cm"/>
          <style:tab-stop style:position="9.999cm"/>
        </style:tab-stops>
      </style:paragraph-properties>
      <style:text-properties style:font-name="BetecknaLowerCase1" officeooo:rsid="001290e9" officeooo:paragraph-rsid="0037ec76"/>
    </style:style>
    <style:style style:name="P4" style:family="paragraph" style:parent-style-name="Standard">
      <style:text-properties style:font-name="FreeSans1" fo:font-size="6pt" officeooo:rsid="001290e9" officeooo:paragraph-rsid="001290e9" style:font-size-asian="6pt" style:font-size-complex="6pt"/>
    </style:style>
    <style:style style:name="P5" style:family="paragraph" style:parent-style-name="Standard">
      <style:text-properties style:font-name="FreeSans1" officeooo:rsid="0007a16d" officeooo:paragraph-rsid="0007a16d"/>
    </style:style>
    <style:style style:name="P6" style:family="paragraph" style:parent-style-name="Standard">
      <style:paragraph-properties fo:line-height="4.2cm"/>
      <style:text-properties style:font-name="FreeSans1" officeooo:rsid="0015d803" officeooo:paragraph-rsid="003536a9"/>
    </style:style>
    <style:style style:name="P7" style:family="paragraph" style:parent-style-name="Standard">
      <style:paragraph-properties fo:line-height="1.75cm"/>
      <style:text-properties style:font-name="FreeSans1" officeooo:rsid="0015d803" officeooo:paragraph-rsid="003536a9"/>
    </style:style>
    <style:style style:name="P8" style:family="paragraph" style:parent-style-name="Standard">
      <style:text-properties style:font-name="FreeSans1" officeooo:rsid="002ad1fc" officeooo:paragraph-rsid="003823bc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style:font-name="FreeSans1" fo:font-size="8pt" fo:font-weight="normal" officeooo:rsid="001728dc" officeooo:paragraph-rsid="001728dc" style:font-size-asian="8pt" style:font-weight-asian="normal" style:font-size-complex="8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variant="normal" fo:text-transform="none" style:font-name="FreeSans1" fo:font-size="12pt" fo:font-weight="bold" officeooo:rsid="001728dc" officeooo:paragraph-rsid="001728dc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FreeSans1" fo:font-size="6pt" officeooo:rsid="0013b859" officeooo:paragraph-rsid="00397e18" style:font-size-asian="6pt" style:font-size-complex="6pt"/>
    </style:style>
    <style:style style:name="P12" style:family="paragraph">
      <style:text-properties style:font-name="Tuffy" fo:font-size="96pt" style:font-size-asian="96pt" style:font-size-complex="96pt"/>
    </style:style>
    <style:style style:name="P13" style:family="paragraph">
      <style:paragraph-properties fo:text-align="center"/>
    </style:style>
    <style:style style:name="P14" style:family="paragraph">
      <style:text-properties style:font-name="FreeSans1"/>
    </style:style>
    <style:style style:name="P15" style:family="paragraph">
      <style:text-properties style:font-name="FreeSans1" fo:font-size="12pt"/>
    </style:style>
    <style:style style:name="P16" style:family="paragraph">
      <style:paragraph-properties fo:text-align="center"/>
      <style:text-properties fo:font-size="12pt"/>
    </style:style>
    <style:style style:name="T1" style:family="text">
      <style:text-properties style:font-name="FreeSans"/>
    </style:style>
    <style:style style:name="T2" style:family="text">
      <style:text-properties style:font-name="FreeSans" officeooo:rsid="001a7abf" style:font-name-asian="FreeSans" style:font-name-complex="FreeSans"/>
    </style:style>
    <style:style style:name="T3" style:family="text">
      <style:text-properties style:font-name="FreeSans" fo:font-style="normal" officeooo:rsid="001a7abf" style:font-name-asian="FreeSans" style:font-style-asian="normal" style:font-name-complex="FreeSans" style:font-style-complex="normal"/>
    </style:style>
    <style:style style:name="T4" style:family="text">
      <style:text-properties officeooo:rsid="001a7abf" style:font-name-asian="Droid Sans Fallback" style:font-name-complex="FreeSans2"/>
    </style:style>
    <style:style style:name="T5" style:family="text">
      <style:text-properties officeooo:rsid="003823bc" style:font-name-asian="Droid Sans Fallback" style:font-name-complex="FreeSans2"/>
    </style:style>
    <style:style style:name="T6" style:family="text">
      <style:text-properties officeooo:rsid="00359161" style:font-name-asian="Droid Sans Fallback" style:font-name-complex="FreeSans2"/>
    </style:style>
    <style:style style:name="T7" style:family="text">
      <style:text-properties officeooo:rsid="001dbe5e"/>
    </style:style>
    <style:style style:name="T8" style:family="text">
      <style:text-properties style:font-name="BetecknaLowerCase1" fo:font-size="48pt" officeooo:rsid="003536a9" style:font-size-asian="48pt" style:font-size-complex="48pt"/>
    </style:style>
    <style:style style:name="T9" style:family="text">
      <style:text-properties style:font-name="BetecknaLowerCase1" officeooo:rsid="003536a9"/>
    </style:style>
    <style:style style:name="T10" style:family="text">
      <style:text-properties officeooo:rsid="003536a9"/>
    </style:style>
    <style:style style:name="T11" style:family="text">
      <style:text-properties officeooo:rsid="00359161"/>
    </style:style>
    <style:style style:name="T12" style:family="text">
      <style:text-properties fo:font-style="normal" officeooo:rsid="003762a9" style:font-name-asian="Droid Sans Fallback" style:font-style-asian="normal" style:font-name-complex="FreeSans2" style:font-style-complex="normal"/>
    </style:style>
    <style:style style:name="T13" style:family="text">
      <style:text-properties fo:font-style="normal" officeooo:rsid="00359161" style:font-name-asian="Droid Sans Fallback" style:font-style-asian="normal" style:font-name-complex="FreeSans2" style:font-style-complex="normal"/>
    </style:style>
    <style:style style:name="T14" style:family="text">
      <style:text-properties fo:font-style="normal" officeooo:rsid="001a7abf" style:font-name-asian="Droid Sans Fallback" style:font-style-asian="normal" style:font-name-complex="FreeSans2" style:font-style-complex="normal"/>
    </style:style>
    <style:style style:name="T15" style:family="text">
      <style:text-properties fo:font-style="normal" officeooo:rsid="003823bc" style:font-name-asian="Droid Sans Fallback" style:font-style-asian="normal" style:font-name-complex="FreeSans2" style:font-style-complex="normal"/>
    </style:style>
    <style:style style:name="T16" style:family="text">
      <style:text-properties fo:font-size="5pt" officeooo:rsid="003536a9" style:font-size-asian="5pt" style:font-size-complex="5pt"/>
    </style:style>
    <style:style style:name="T17" style:family="text">
      <style:text-properties officeooo:rsid="001f5956"/>
    </style:style>
    <style:style style:name="T18" style:family="text">
      <style:text-properties style:font-name="Tuffy" fo:font-size="96pt" style:font-size-asian="96pt" style:font-size-complex="96pt"/>
    </style:style>
    <style:style style:name="T19" style:family="text">
      <style:text-properties style:font-name="FreeSans1"/>
    </style:style>
    <style:style style:name="T20" style:family="text">
      <style:text-properties style:font-name="FreeSans1" fo:font-size="12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none" svg:stroke-color="#000000" draw:fill="none" draw:fill-color="#ffffff" draw:textarea-horizontal-align="center" draw:textarea-vertical-align="middle" draw:auto-grow-width="true" fo:min-height="1.715cm" fo:min-width="0.43cm" fo:padding-top="0.75cm" fo:padding-bottom="1cm" fo:padding-left="1cm" fo:padding-right="1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svg:stroke-width="0.049cm" svg:stroke-color="#000000" draw:marker-start-width="0.427cm" draw:marker-end="Linienspitzen_20_1" draw:marker-end-width="0.199cm" draw:fill="solid" draw:fill-color="#000000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3" style:family="graphic">
      <style:graphic-properties svg:stroke-width="0.049cm" svg:stroke-color="#000000" draw:marker-start="Linienspitzen_20_1" draw:marker-start-width="0.199cm" draw:marker-end="" draw:marker-end-width="0.199cm" draw:fill="solid" draw:fill-color="#000000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57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28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6" style:family="graphic">
      <style:graphic-properties svg:stroke-color="#000000" draw:fill="solid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style-name="gr1" draw:text-style-name="P12" svg:width="4.107cm" svg:height="5.813cm" svg:x="14.829cm" svg:y="1.727cm">
        <draw:text-box>
          <text:p><text:span text:style-name="T18">N</text:span></text:p>
        </draw:text-box>
      </draw:frame>
      <draw:line text:anchor-type="page" text:anchor-page-number="1" draw:z-index="1" draw:style-name="gr2" draw:text-style-name="P13" svg:x1="16.311cm" svg:y1="3.014cm" svg:x2="17.311cm" svg:y2="4.527cm">
        <text:p/>
      </draw:line>
      <draw:line text:anchor-type="page" text:anchor-page-number="1" draw:z-index="2" draw:style-name="gr3" draw:text-style-name="P13" svg:x1="15.783cm" svg:y1="3.051cm" svg:x2="15.783cm" svg:y2="5.7cm">
        <text:p/>
      </draw:line>
      <draw:frame text:anchor-type="page" text:anchor-page-number="1" draw:z-index="3" draw:style-name="gr4" draw:text-style-name="P14" svg:width="0.237cm" svg:height="0.579cm" svg:x="15.304cm" svg:y="4.004cm">
        <draw:text-box>
          <text:p><text:span text:style-name="T19">1</text:span></text:p>
        </draw:text-box>
      </draw:frame>
      <draw:frame text:anchor-type="page" text:anchor-page-number="1" draw:z-index="4" draw:style-name="gr5" draw:text-style-name="P15" svg:width="0.237cm" svg:height="0.511cm" svg:x="16.838cm" svg:y="3.014cm">
        <draw:text-box>
          <text:p><text:span text:style-name="T20">2</text:span></text:p>
        </draw:text-box>
      </draw:frame>
      <draw:line text:anchor-type="page" text:anchor-page-number="1" draw:z-index="5" draw:style-name="gr3" draw:text-style-name="P16" svg:x1="17.997cm" svg:y1="3.298cm" svg:x2="17.997cm" svg:y2="5.737cm">
        <text:p/>
      </draw:line>
      <draw:frame text:anchor-type="page" text:anchor-page-number="1" draw:z-index="6" draw:style-name="gr5" draw:text-style-name="P15" svg:width="0.237cm" svg:height="0.511cm" svg:x="18.288cm" svg:y="4.009cm">
        <draw:text-box>
          <text:p><text:span text:style-name="T20">3</text:span></text:p>
        </draw:text-box>
      </draw:frame>
      <text:p text:style-name="P9">LATIN CAPITAL LETTER <text:span text:style-name="T10">N</text:span></text:p>
      <text:p text:style-name="P10">Das große <text:span text:style-name="T10">Enn</text:span></text:p>
      <text:p text:style-name="P5"/>
      <text:p text:style-name="P8"><text:span text:style-name="T11">Nein </text:span><text:span text:style-name="T2">•</text:span><text:span text:style-name="T4"> </text:span><text:span text:style-name="T5">Nummer</text:span><text:span text:style-name="T6"> </text:span><text:span text:style-name="T2">•</text:span><text:span text:style-name="T4"> </text:span><text:span text:style-name="T5">Nacht</text:span><text:span text:style-name="T6"> </text:span><text:span text:style-name="T2">•</text:span><text:span text:style-name="T4"> </text:span><text:span text:style-name="T12">Nachrichten</text:span><text:span text:style-name="T13"> </text:span><text:span text:style-name="T3">•</text:span><text:span text:style-name="T14"> </text:span><text:span text:style-name="T15">Name</text:span><text:span text:style-name="T13"> </text:span><text:span text:style-name="T3">•</text:span><text:span text:style-name="T14"> </text:span><text:span text:style-name="T15">Notfall</text:span></text:p>
      <text:p text:style-name="P6"><text:span text:style-name="Outline_5f_very_5f_large"><text:span text:style-name="T9">NNNNN</text:span></text:span></text:p>
      <text:p text:style-name="P7"><text:span text:style-name="Outline_5f_large"><text:span text:style-name="T8">NNNNNNNNNNNNNNN</text:span></text:span></text:p>
      <text:p text:style-name="P2"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/text:p>
      <text:p text:style-name="P3"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/text:p>
      <text:p text:style-name="P3"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/text:p>
      <text:p text:style-name="P2"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/text:p>
      <text:p text:style-name="P2"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/text:p>
      <text:p text:style-name="P2"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/text:p>
      <text:p text:style-name="P2"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/text:p>
      <text:p text:style-name="P2"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/text:p>
      <text:p text:style-name="P2"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/text:p>
      <text:p text:style-name="P2"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/text:p>
      <text:p text:style-name="P2"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/text:p>
      <text:p text:style-name="P2"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/text:p>
      <text:p text:style-name="P2"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text:span text:style-name="Outline"><text:span text:style-name="T16"> </text:span></text:span><text:span text:style-name="Outline"><text:span text:style-name="T10">N</text:span></text:span></text:p>
      <text:p text:style-name="P2"><draw:line text:anchor-type="paragraph" draw:z-index="7" draw:style-name="gr6" draw:text-style-name="P13" svg:x1="0cm" svg:y1="0.319cm" svg:x2="17cm" svg:y2="0.319cm"><text:p/></draw:line><draw:line text:anchor-type="paragraph" draw:z-index="8" draw:style-name="gr6" draw:text-style-name="P13" svg:x1="0cm" svg:y1="0.72cm" svg:x2="17cm" svg:y2="0.72cm"><text:p/></draw:line><draw:line text:anchor-type="paragraph" draw:z-index="9" draw:style-name="gr6" draw:text-style-name="P13" svg:x1="0cm" svg:y1="0.921cm" svg:x2="17cm" svg:y2="0.921cm"><text:p/></draw:line><draw:line text:anchor-type="paragraph" draw:z-index="10" draw:style-name="gr6" draw:text-style-name="P13" svg:x1="0cm" svg:y1="0.52cm" svg:x2="17cm" svg:y2="0.52cm"><text:p/></draw:line><text:span text:style-name="Outline"><text:span text:style-name="T10">N</text:span></text:span></text:p>
      <text:p text:style-name="P1"><draw:line text:anchor-type="paragraph" draw:z-index="11" draw:style-name="gr6" draw:text-style-name="P13" svg:x1="0cm" svg:y1="0.319cm" svg:x2="17cm" svg:y2="0.319cm"><text:p/></draw:line><draw:line text:anchor-type="paragraph" draw:z-index="12" draw:style-name="gr6" draw:text-style-name="P13" svg:x1="0cm" svg:y1="0.921cm" svg:x2="17cm" svg:y2="0.921cm"><text:p/></draw:line><text:span text:style-name="Outline"><text:span text:style-name="T7">N</text:span></text:span></text:p>
      <text:p text:style-name="P4"/>
      <text:p text:style-name="P4"/>
      <text:p text:style-name="P4"/>
      <text:p text:style-name="P4"/>
      <text:p text:style-name="P11"><text:span text:style-name="T1">©</text:span> Copyright 2016 Stephan Kreutzer, <text:span text:style-name="T17">GNU Affero General Public License 3 or any later version, https://github.com/refugee-it/schreibuebungsblaetter, http://r</text:span>efugee-it.d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" svg:font-family="FreeSans" style:font-family-generic="swiss"/>
    <style:font-face style:name="BetecknaLowerCase1" svg:font-family="BetecknaLowerCase" style:font-pitch="variable"/>
    <style:font-face style:name="BetecknaLowerCase" svg:font-family="BetecknaLowerCase" style:font-adornments="Standard" style:font-pitch="variable"/>
    <style:font-face style:name="Liberation Serif1" svg:font-family="'Liberation Serif'" style:font-pitch="variable"/>
    <style:font-face style:name="Tuffy" svg:font-family="Tuffy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styles>
    <draw:marker draw:name="Linienspitzen_20_1" draw:display-name="Linienspitzen 1" svg:viewBox="0 0 20 30" svg:d="M10 0l-10 30h20z"/>
    <draw:marker draw:name="Linienspitzen_20_2" draw:display-name="Linienspitzen 2" svg:viewBox="0 0 10 10" svg:d="M0 0h10v10h-1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Outline" style:family="text">
      <style:text-properties style:text-outline="true" style:font-name="BetecknaLowerCase" fo:font-family="BetecknaLowerCase" style:font-style-name="Standard" style:font-pitch="variable" fo:font-size="24pt" fo:font-weight="normal" style:font-size-asian="10.5pt"/>
    </style:style>
    <style:style style:name="Zeilenanfang" style:family="text" style:parent-style-name="Outline">
      <style:text-properties style:text-outline="false" style:font-size-asian="10.5pt"/>
    </style:style>
    <style:style style:name="Outline_5f_very_5f_large" style:display-name="Outline_very_large" style:family="text" style:parent-style-name="Outline">
      <style:text-properties fo:font-size="96pt" fo:font-weight="normal" style:font-size-asian="10.5pt"/>
    </style:style>
    <style:style style:name="Outline_5f_large" style:display-name="Outline_large" style:family="text" style:parent-style-name="Outline_5f_very_5f_large">
      <style:text-properties fo:font-size="36pt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phan Kreutzer</meta:initial-creator>
    <meta:creation-date>2016-05-05T23:10:30.653352464</meta:creation-date>
    <dc:date>2016-08-13T21:09:37.139150958</dc:date>
    <dc:creator>Stephan Kreutzer</dc:creator>
    <meta:editing-duration>PT1H38M12S</meta:editing-duration>
    <meta:editing-cycles>55</meta:editing-cycles>
    <meta:generator>LibreOffice/4.2.8.2$Linux_x86 LibreOffice_project/420m0$Build-2</meta:generator>
    <meta:document-statistic meta:table-count="0" meta:image-count="0" meta:object-count="0" meta:page-count="1" meta:paragraph-count="21" meta:word-count="403" meta:character-count="991" meta:non-whitespace-character-count="609"/>
  </office:meta>
</office:document-meta>
</file>